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3.092cm"/>
    </style:style>
    <style:style style:name="co4" style:family="table-column">
      <style:table-column-properties fo:break-before="auto" style:column-width="13.423cm"/>
    </style:style>
    <style:style style:name="co5" style:family="table-column">
      <style:table-column-properties fo:break-before="auto" style:column-width="3.268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8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Prim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0">
            <text:p>Primes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02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hanged increment from 2 to -2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hanged increment from 4 to -4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0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hanged increment from 2 to -2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05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hanged increment from 4 to -4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06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placed bitwise OR with AND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07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placed integer modulus with multiplication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08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09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10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11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12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13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14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15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16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eturn x <text:s/>→ <text:s/>return 0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17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turn x <text:s/>→ <text:s/>return 0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18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turn x <text:s/>→ <text:s/>return 0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19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turn x <text:s/>→ <text:s/>return 0</text:p>
          </table:table-cell>
        </table:table-row>
        <table:table-row table:style-name="ro1">
          <table:covered-table-cell office:value-type="string" calcext:value-type="string">
            <text:p>Primes</text:p>
          </table:covered-table-cell>
          <table:table-cell office:value-type="string" calcext:value-type="string">
            <text:p>M020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turn x <text:s/>→ <text:s/>return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3T14:51:07.045635044</dc:date>
    <meta:editing-duration>PT1M30S</meta:editing-duration>
    <meta:editing-cycles>1</meta:editing-cycles>
    <meta:generator>LibreOffice/24.2.7.2$Linux_X86_64 LibreOffice_project/420$Build-2</meta:generator>
    <meta:document-statistic meta:table-count="1" meta:cell-count="168" meta:object-count="0"/>
  </office:meta>
</office:document-meta>
</file>